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46f" officeooo:paragraph-rsid="0009046f"/>
    </style:style>
    <style:style style:name="P2" style:family="paragraph" style:parent-style-name="Standard">
      <style:text-properties officeooo:rsid="0009e9aa" officeooo:paragraph-rsid="0009e9aa"/>
    </style:style>
    <style:style style:name="P3" style:family="paragraph" style:parent-style-name="Standard">
      <style:text-properties officeooo:rsid="0009e9aa" officeooo:paragraph-rsid="000cd4a7"/>
    </style:style>
    <style:style style:name="P4" style:family="paragraph" style:parent-style-name="Standard">
      <style:text-properties style:text-underline-style="solid" style:text-underline-width="auto" style:text-underline-color="font-color" officeooo:rsid="0009e9aa" officeooo:paragraph-rsid="0009e9aa"/>
    </style:style>
    <style:style style:name="P5" style:family="paragraph" style:parent-style-name="Standard">
      <style:text-properties style:text-underline-style="solid" style:text-underline-width="auto" style:text-underline-color="font-color" officeooo:rsid="0009046f" officeooo:paragraph-rsid="0009046f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09046f" officeooo:paragraph-rsid="0009046f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02bff" officeooo:paragraph-rsid="00102bff"/>
    </style:style>
    <style:style style:name="P8" style:family="paragraph" style:parent-style-name="Standard">
      <style:text-properties officeooo:rsid="001202ff" officeooo:paragraph-rsid="001202ff"/>
    </style:style>
    <style:style style:name="P9" style:family="paragraph" style:parent-style-name="Standard">
      <style:text-properties style:text-underline-style="solid" style:text-underline-width="auto" style:text-underline-color="font-color" officeooo:rsid="001202ff" officeooo:paragraph-rsid="001202ff"/>
    </style:style>
    <style:style style:name="T1" style:family="text">
      <style:text-properties officeooo:rsid="0009e9aa"/>
    </style:style>
    <style:style style:name="T2" style:family="text">
      <style:text-properties officeooo:rsid="000cd4a7"/>
    </style:style>
    <style:style style:name="T3" style:family="text">
      <style:text-properties officeooo:rsid="00103b91"/>
    </style:style>
    <style:style style:name="T4" style:family="text">
      <style:text-properties officeooo:rsid="0012509e"/>
    </style:style>
    <style:style style:name="T5" style:family="text">
      <style:text-properties officeooo:rsid="00143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EXAM - 1</text:span>(DESIGN)</text:p>
      <text:p text:style-name="P1"/>
      <text:p text:style-name="P1">server.c</text:p>
      <text:p text:style-name="P1"><text:span text:style-name="T1">Usage</text:span>: “./server &lt;port_number&gt;” (without quotes)</text:p>
      <text:p text:style-name="P5">Server side:</text:p>
      <text:p text:style-name="P1">1. <text:span text:style-name="T1">s</text:span>ocket<text:span text:style-name="T1">()</text:span></text:p>
      <text:p text:style-name="P1">2. <text:span text:style-name="T1">bind()</text:span></text:p>
      <text:p text:style-name="P2">3. listen()</text:p>
      <text:p text:style-name="P2">4. accept()</text:p>
      <text:p text:style-name="P2"/>
      <text:p text:style-name="P2"/>
      <text:p text:style-name="P2">client.c</text:p>
      <text:p text:style-name="P3">Usage: “<text:span text:style-name="T2">./client &lt;destination_ip&gt; &lt;port_number&gt;</text:span>” (without quotes)</text:p>
      <text:p text:style-name="P4">Client side:</text:p>
      <text:p text:style-name="P2">1. socket()</text:p>
      <text:p text:style-name="P2">2. connect()</text:p>
      <text:p text:style-name="P2"/>
      <text:p text:style-name="P2"/>
      <text:p text:style-name="P7">send() and recv() is used to exchange messages as strings.</text:p>
      <text:p text:style-name="P2"/>
      <text:p text:style-name="P9">A typical exchange can be one of the following types:-</text:p>
      <text:p text:style-name="P8">Client sends a question, which is:</text:p>
      <text:p text:style-name="P8"><text:tab/>1. “quit”, the server recieves “Bye”, the server sends back the same message <text:span text:style-name="T4">(“Bye”)</text:span> and <text:tab/>both client and server terminates.</text:p>
      <text:p text:style-name="P8"><text:tab/>2. in correct format <text:span text:style-name="T5">(ending with ‘?’</text:span>, the server runs a comparison (case-insensitive) with all <text:tab/>the questions it has and</text:p>
      <text:p text:style-name="P8"><text:tab/><text:tab/>1.1. it finds it, sends the corresponding answer back to the client.</text:p>
      <text:p text:style-name="P8"><text:tab/><text:tab/>1.2. couldn’t find it, sends “Unknown Question” to the client.</text:p>
      <text:p text:style-name="P8"><text:tab/>3. not in correct format, send “Wrong question format” back to the client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6:17:42.467577223</meta:creation-date>
    <dc:date>2018-01-15T15:11:34.646123848</dc:date>
    <meta:editing-duration>PT23M4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33" meta:character-count="836" meta:non-whitespace-character-count="715"/>
  </office:meta>
</office:document-meta>
</file>